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1" svg:font-family="'Latin Modern Mono'" style:font-pitch="fixed"/>
    <style:font-face style:name="Latin Modern Mono2" svg:font-family="'Latin Modern Mono'" style:font-adornments="10 Regular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cm" fo:min-width="0.61cm"/>
    </style:style>
    <style:style style:name="gr2" style:family="graphic" style:parent-style-name="standard">
      <style:graphic-properties draw:stroke="none" svg:stroke-color="#000000" draw:fill="none" draw:fill-color="#ffffff" fo:min-height="0.85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1.715cm"/>
    </style:style>
    <style:style style:name="gr4" style:family="graphic" style:parent-style-name="standard">
      <style:graphic-properties draw:stroke="none" svg:stroke-color="#000000" draw:fill="none" draw:fill-color="#ffffff" fo:min-height="1.7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Latin Modern Mono2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Latin Modern Mono2" fo:font-size="12pt" style:font-size-asian="18pt" style:font-size-complex="18pt"/>
    </style:style>
    <style:style style:name="T1" style:family="text">
      <style:text-properties style:font-name="Latin Modern Mono2" fo:font-size="18pt" style:font-size-asian="18pt" style:font-size-complex="18pt"/>
    </style:style>
    <style:style style:name="T2" style:family="text">
      <style:text-properties style:font-name="Latin Modern Mono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cm" svg:height="1.02cm" svg:x="4.79cm" svg:y="3.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3.495cm" svg:y="3.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2.2cm" svg:y="3.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4.79cm" svg:y="2.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3.495cm" svg:y="2.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2.2cm" svg:y="2.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4.79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3.49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2.2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cm" svg:height="1.102cm" svg:x="2.3cm" svg:y="1.35cm">
          <draw:text-box>
            <text:p><text:span text:style-name="T1">a</text:span></text:p>
          </draw:text-box>
        </draw:frame>
        <draw:frame draw:style-name="gr2" draw:text-style-name="P2" draw:layer="layout" svg:width="0.9cm" svg:height="1.102cm" svg:x="2.3cm" svg:y="3.548cm">
          <draw:text-box>
            <text:p><text:span text:style-name="T1">g</text:span></text:p>
          </draw:text-box>
        </draw:frame>
        <draw:frame draw:style-name="gr2" draw:text-style-name="P2" draw:layer="layout" svg:width="0.9cm" svg:height="1.102cm" svg:x="3.7cm" svg:y="3.55cm">
          <draw:text-box>
            <text:p><text:span text:style-name="T1">h</text:span></text:p>
          </draw:text-box>
        </draw:frame>
        <draw:frame draw:style-name="gr2" draw:text-style-name="P2" draw:layer="layout" svg:width="0.9cm" svg:height="1.102cm" svg:x="4.9cm" svg:y="3.55cm">
          <draw:text-box>
            <text:p><text:span text:style-name="T1">i</text:span></text:p>
          </draw:text-box>
        </draw:frame>
        <draw:frame draw:style-name="gr2" draw:text-style-name="P2" draw:layer="layout" svg:width="0.9cm" svg:height="1.102cm" svg:x="4.8cm" svg:y="2.348cm">
          <draw:text-box>
            <text:p><text:span text:style-name="T1">f</text:span></text:p>
          </draw:text-box>
        </draw:frame>
        <draw:frame draw:style-name="gr2" draw:text-style-name="P2" draw:layer="layout" svg:width="0.9cm" svg:height="1.102cm" svg:x="3.6cm" svg:y="2.348cm">
          <draw:text-box>
            <text:p><text:span text:style-name="T1">e</text:span></text:p>
          </draw:text-box>
        </draw:frame>
        <draw:frame draw:style-name="gr2" draw:text-style-name="P2" draw:layer="layout" svg:width="0.9cm" svg:height="1.102cm" svg:x="2.3cm" svg:y="2.348cm">
          <draw:text-box>
            <text:p><text:span text:style-name="T1">d</text:span></text:p>
          </draw:text-box>
        </draw:frame>
        <draw:frame draw:style-name="gr2" draw:text-style-name="P2" draw:layer="layout" svg:width="0.9cm" svg:height="1.102cm" svg:x="4.8cm" svg:y="1.348cm">
          <draw:text-box>
            <text:p><text:span text:style-name="T1">c</text:span></text:p>
          </draw:text-box>
        </draw:frame>
        <draw:frame draw:style-name="gr2" draw:text-style-name="P2" draw:layer="layout" svg:width="0.9cm" svg:height="1.102cm" svg:x="3.7cm" svg:y="1.348cm">
          <draw:text-box>
            <text:p><text:span text:style-name="T1">b</text:span></text:p>
          </draw:text-box>
        </draw:frame>
        <draw:custom-shape draw:style-name="gr1" draw:text-style-name="P1" draw:layer="layout" svg:width="1.11cm" svg:height="1.02cm" svg:x="9.795cm" svg:y="2.9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8.5cm" svg:y="2.9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9.795cm" svg:y="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cm" svg:height="1.02cm" svg:x="8.5cm" svg:y="1.7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cm" svg:height="1.102cm" svg:x="9.805cm" svg:y="2.85cm">
          <draw:text-box>
            <text:p><text:span text:style-name="T1">Z</text:span></text:p>
          </draw:text-box>
        </draw:frame>
        <draw:frame draw:style-name="gr2" draw:text-style-name="P2" draw:layer="layout" svg:width="0.9cm" svg:height="1.102cm" svg:x="8.605cm" svg:y="2.85cm">
          <draw:text-box>
            <text:p><text:span text:style-name="T1">Y</text:span></text:p>
          </draw:text-box>
        </draw:frame>
        <draw:frame draw:style-name="gr2" draw:text-style-name="P2" draw:layer="layout" svg:width="0.9cm" svg:height="1.102cm" svg:x="9.805cm" svg:y="1.85cm">
          <draw:text-box>
            <text:p><text:span text:style-name="T1">X</text:span></text:p>
          </draw:text-box>
        </draw:frame>
        <draw:frame draw:style-name="gr2" draw:text-style-name="P2" draw:layer="layout" svg:width="0.9cm" svg:height="1.102cm" svg:x="8.705cm" svg:y="1.85cm">
          <draw:text-box>
            <text:p><text:span text:style-name="T1">W</text:span></text:p>
          </draw:text-box>
        </draw:frame>
        <draw:custom-shape draw:style-name="gr3" draw:text-style-name="P1" draw:layer="layout" svg:width="2.215cm" svg:height="1.754cm" svg:x="16.785cm" svg:y="3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15cm" svg:height="1.754cm" svg:x="14.2cm" svg:y="3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15cm" svg:height="1.754cm" svg:x="16.785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15cm" svg:height="1.754cm" svg:x="14.2cm" svg:y="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cm" svg:height="1.952cm" svg:x="14.1cm" svg:y="1.248cm">
          <draw:text-box>
            <text:p><text:span text:style-name="T2">Wa + Xb + Yd + Ze</text:span></text:p>
          </draw:text-box>
        </draw:frame>
        <draw:frame draw:style-name="gr4" draw:text-style-name="P3" draw:layer="layout" svg:width="2.8cm" svg:height="1.952cm" svg:x="16.6cm" svg:y="1.148cm">
          <draw:text-box>
            <text:p><text:span text:style-name="T2">Wb + Xc + Ye + Zf</text:span></text:p>
          </draw:text-box>
        </draw:frame>
        <draw:frame draw:style-name="gr4" draw:text-style-name="P3" draw:layer="layout" svg:width="2.8cm" svg:height="1.952cm" svg:x="14.1cm" svg:y="3.4cm">
          <draw:text-box>
            <text:p><text:span text:style-name="T2">Wd + Xe + Yg + Zh</text:span></text:p>
          </draw:text-box>
        </draw:frame>
        <draw:frame draw:style-name="gr4" draw:text-style-name="P3" draw:layer="layout" svg:width="2.8cm" svg:height="1.952cm" svg:x="16.6cm" svg:y="3.4cm">
          <draw:text-box>
            <text:p><text:span text:style-name="T2">We + Xf + Yh + Zi</text:span></text:p>
          </draw:text-box>
        </draw:frame>
        <draw:frame draw:style-name="gr2" draw:text-style-name="P2" draw:layer="layout" svg:width="0.9cm" svg:height="1.102cm" svg:x="6.9cm" svg:y="2.452cm">
          <draw:text-box>
            <text:p><text:span text:style-name="T1">*</text:span></text:p>
          </draw:text-box>
        </draw:frame>
        <draw:frame draw:style-name="gr2" draw:text-style-name="P2" draw:layer="layout" svg:width="0.9cm" svg:height="1.102cm" svg:x="12.4cm" svg:y="2.35cm">
          <draw:text-box>
            <text:p><text:span text:style-name="T1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1" svg:font-family="'Latin Modern Mono'" style:font-pitch="fixed"/>
    <style:font-face style:name="Latin Modern Mono2" svg:font-family="'Latin Modern Mono'" style:font-adornments="10 Regular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7:51:25.797641977</meta:creation-date>
    <dc:date>2017-12-02T15:32:50.597353588</dc:date>
    <meta:editing-duration>PT10M10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